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ta2" style:family="table" style:master-page-name="Standard2">
      <style:table-properties table:display="true"/>
    </style:style>
    <style:style style:name="co1" style:family="table-column">
      <style:table-column-properties style:column-width="219.749999999982407pt"/>
    </style:style>
    <style:style style:name="co2" style:family="table-column">
      <style:table-column-properties style:column-width="102.749999999991786pt"/>
    </style:style>
    <style:style style:name="co3" style:family="table-column">
      <style:table-column-properties style:column-width="18.000000000000000pt"/>
    </style:style>
    <style:style style:name="co4" style:family="table-column">
      <style:table-column-properties style:column-width="285.749999999977149pt"/>
    </style:style>
    <style:style style:name="co5" style:family="table-column">
      <style:table-column-properties style:column-width="68.999999999994429pt"/>
    </style:style>
    <style:style style:name="co6" style:family="table-column">
      <style:table-column-properties style:column-width="215.249999999982776pt"/>
    </style:style>
    <style:style style:name="co7" style:family="table-column">
      <style:table-column-properties style:column-width="85.499999999993122pt"/>
    </style:style>
    <style:style style:name="co8" style:family="table-column">
      <style:table-column-properties style:column-width="269.249999999978456pt"/>
    </style:style>
    <style:style style:name="co9" style:family="table-column">
      <style:table-column-properties style:column-width="221.249999999982293pt"/>
    </style:style>
    <style:style style:name="ce1" style:family="table-cell">
      <style:text-properties fo:color="#181615"/>
    </style:style>
    <style:style style:name="ce2" style:data-style-name="N1" style:family="table-cell">
      <style:text-properties fo:color="#181615"/>
    </style:style>
    <number:number-style style:name="N1">
      <number:number number:min-integer-digits="1"/>
    </number:number-style>
  </office:automatic-styles>
  <office:body>
    <office:spreadsheet>
      <table:table table:name="Frasco01" table:style-name="ta1">
        <table:table-column table:style-name="co1"/>
        <table:table-column table:style-name="co2"/>
        <table:table-column table:style-name="co3"/>
        <table:table-column table:number-columns-repeated="2"/>
        <table:table-row>
          <table:table-cell office:value-type="string" office:string-value="Parte 1">
            <text:p>Parte 1</text:p>
          </table:table-cell>
          <table:table-cell office:value-type="string" office:string-value="Valor Mensurado">
            <text:p>Valor Mensurado</text:p>
          </table:table-cell>
          <table:table-cell/>
          <table:table-cell office:value-type="string" office:string-value="Erro">
            <text:p>Erro</text:p>
          </table:table-cell>
          <table:table-cell office:value-type="string" office:string-value="Unidade">
            <text:p>Unidade</text:p>
          </table:table-cell>
        </table:table-row>
        <table:table-row>
          <table:table-cell office:value-type="string" office:string-value="Frasco 01 (Proveta de 25mL)" table:number-columns-spanned="5">
            <text:p>Frasco 01 (Proveta de 25mL)</text:p>
          </table:table-cell>
        </table:table-row>
        <table:table-row>
          <table:table-cell/>
        </table:table-row>
        <table:table-row>
          <table:table-cell office:value-type="string" office:string-value="Massa Inicial balão + rolha">
            <text:p>Massa Inicial balão + rolha</text:p>
          </table:table-cell>
        </table:table-row>
        <table:table-row>
          <table:table-cell office:value-type="string" office:string-value="Medida 01" table:style-name="ce1">
            <text:p>Medida 01</text:p>
          </table:table-cell>
          <table:table-cell office:value-type="string" office:string-value="26,3626">
            <text:p>26,3626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2" table:style-name="ce1">
            <text:p>Medida 02</text:p>
          </table:table-cell>
          <table:table-cell office:value-type="string" office:string-value="26,3625">
            <text:p>26,3625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3" table:style-name="ce1">
            <text:p>Medida 03</text:p>
          </table:table-cell>
          <table:table-cell office:value-type="string" office:string-value="26,3628">
            <text:p>26,3628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4" table:style-name="ce1">
            <text:p>Medida 04</text:p>
          </table:table-cell>
          <table:table-cell office:value-type="string" office:string-value="26,3626">
            <text:p>26,3626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5" table:style-name="ce1">
            <text:p>Medida 05</text:p>
          </table:table-cell>
          <table:table-cell office:value-type="string" office:string-value="26,3624">
            <text:p>26,3624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édia" table:style-name="ce1">
            <text:p>Média</text:p>
          </table:table-cell>
          <table:table-cell office:value-type="float" office:value="263626">
            <text:p>263,626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assa balão/rolha + água da bureta">
            <text:p>Massa balão/rolha + água da bureta</text:p>
          </table:table-cell>
          <table:table-cell table:number-columns-repeated="3"/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1" table:style-name="ce1">
            <text:p>Medida 01</text:p>
          </table:table-cell>
          <table:table-cell office:value-type="string" office:string-value="50,6185" table:style-name="ce2">
            <text:p>50,6185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2" table:style-name="ce1">
            <text:p>Medida 02</text:p>
          </table:table-cell>
          <table:table-cell office:value-type="string" office:string-value="50,6183" table:style-name="ce2">
            <text:p>50,6183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3" table:style-name="ce1">
            <text:p>Medida 03</text:p>
          </table:table-cell>
          <table:table-cell office:value-type="string" office:string-value="50,6184" table:style-name="ce2">
            <text:p>50,6184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4" table:style-name="ce1">
            <text:p>Medida 04</text:p>
          </table:table-cell>
          <table:table-cell office:value-type="string" office:string-value="50,6184" table:style-name="ce2">
            <text:p>50,6184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5" table:style-name="ce1">
            <text:p>Medida 05</text:p>
          </table:table-cell>
          <table:table-cell office:value-type="string" office:string-value="50,6183" table:style-name="ce2">
            <text:p>50,6183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édia" table:style-name="ce1">
            <text:p>Média</text:p>
          </table:table-cell>
          <table:table-cell office:value-type="float" office:value="50.61838" table:formula="=(50.6185+50.6183+50.6184+50.6184+50.6183)/5">
            <text:p>50.61838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assa da água da proveta coletada">
            <text:p>Massa da água da proveta coletada</text:p>
          </table:table-cell>
          <table:table-cell office:value-type="float" office:value="24.2558">
            <text:p>24.2558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Volume inicial da proveta*">
            <text:p>Volume inicial da proveta*</text:p>
          </table:table-cell>
          <table:table-cell office:value-type="float" office:value="25">
            <text:p>25</text:p>
          </table:table-cell>
          <table:table-cell office:value-type="string" office:string-value="+-">
            <text:p>+-</text:p>
          </table:table-cell>
          <table:table-cell office:value-type="string" office:string-value="?">
            <text:p>?</text:p>
          </table:table-cell>
          <table:table-cell office:value-type="string" office:string-value="mL">
            <text:p>mL</text:p>
          </table:table-cell>
        </table:table-row>
        <table:table-row>
          <table:table-cell office:value-type="string" office:string-value="Volume Final da proveta**">
            <text:p>Volume Final da proveta**</text:p>
          </table:table-cell>
          <table:table-cell office:value-type="float" office:value="24.3237">
            <text:p>24.3237</text:p>
          </table:table-cell>
          <table:table-cell office:value-type="string" office:string-value="+-">
            <text:p>+-</text:p>
          </table:table-cell>
          <table:table-cell office:value-type="string" office:string-value="?">
            <text:p>?</text:p>
          </table:table-cell>
          <table:table-cell office:value-type="string" office:string-value="mL">
            <text:p>mL</text:p>
          </table:table-cell>
        </table:table-row>
        <table:table-row>
          <table:table-cell office:value-type="string" office:string-value="Variação do volume">
            <text:p>Variação do volume</text:p>
          </table:table-cell>
          <table:table-cell office:value-type="float" office:value="0.676300000000001" table:formula="=25-24.3237">
            <text:p>0.6763</text:p>
          </table:table-cell>
          <table:table-cell office:value-type="string" office:string-value="+-">
            <text:p>+-</text:p>
          </table:table-cell>
          <table:table-cell office:value-type="string" office:string-value="?">
            <text:p>?</text:p>
          </table:table-cell>
          <table:table-cell office:value-type="string" office:string-value="mL">
            <text:p>mL</text:p>
          </table:table-cell>
        </table:table-row>
        <table:table-row>
          <table:table-cell office:value-type="string" office:string-value="temperatura ambiente">
            <text:p>temperatura ambiente</text:p>
          </table:table-cell>
          <table:table-cell office:value-type="float" office:value="24">
            <text:p>24</text:p>
          </table:table-cell>
          <table:table-cell office:value-type="string" office:string-value="+-">
            <text:p>+-</text:p>
          </table:table-cell>
          <table:table-cell office:value-type="string" office:string-value="0,05">
            <text:p>0,05</text:p>
          </table:table-cell>
          <table:table-cell office:value-type="string" office:string-value="ºC">
            <text:p>ºC</text:p>
          </table:table-cell>
        </table:table-row>
        <table:table-row>
          <table:table-cell office:value-type="string" office:string-value="Densidade tabelada">
            <text:p>Densidade tabelada</text:p>
          </table:table-cell>
          <table:table-cell office:value-type="string" office:string-value="0,99721">
            <text:p>0,99721</text:p>
          </table:table-cell>
          <table:table-cell office:value-type="string" office:string-value="+-">
            <text:p>+-</text:p>
          </table:table-cell>
          <table:table-cell/>
          <table:table-cell office:value-type="string" office:string-value="g/mL">
            <text:p>g/mL</text:p>
          </table:table-cell>
        </table:table-row>
        <table:table-row>
          <table:table-cell office:value-type="string" office:string-value="Erro percentual">
            <text:p>Erro percentual</text:p>
          </table:table-cell>
          <table:table-cell office:value-type="string" office:string-value="2,78041">
            <text:p>2,78041</text:p>
          </table:table-cell>
          <table:table-cell office:value-type="string" office:string-value="+-">
            <text:p>+-</text:p>
          </table:table-cell>
          <table:table-cell/>
          <table:table-cell office:value-type="string" office:string-value="%">
            <text:p>%</text:p>
          </table:table-cell>
        </table:table-row>
        <table:table-row>
          <table:table-cell office:value-type="string" office:string-value="* Vou assumir que é volume lido ao invés do volume inicial (que não faz sentido)">
            <text:p>* Vou assumir que é volume lido ao invés do volume inicial (que não faz sentido)</text:p>
          </table:table-cell>
        </table:table-row>
        <table:table-row>
          <table:table-cell office:value-type="string" office:string-value="** Vou assumir que é o volume real ao invés do volume final (que não faz sentido)">
            <text:p>** Vou assumir que é o volume real ao invés do volume final (que não faz sentido)</text:p>
          </table:table-cell>
        </table:table-row>
        <table:table-row/>
        <table:table-row>
          <table:table-cell office:value-type="string" office:string-value="densidade = massa / volume">
            <text:p>densidade = massa / volume</text:p>
          </table:table-cell>
        </table:table-row>
        <table:table-row>
          <table:table-cell office:value-type="string" office:string-value="volume = massa /densidade">
            <text:p>volume = massa /densidade</text:p>
          </table:table-cell>
        </table:table-row>
      </table:table>
      <table:table table:name="Frasco02" table:style-name="ta1">
        <table:table-column table:style-name="co4"/>
        <table:table-column table:style-name="co5"/>
        <table:table-column table:number-columns-repeated="3"/>
        <table:table-row>
          <table:table-cell office:value-type="string" office:string-value="Parte 1">
            <text:p>Parte 1</text:p>
          </table:table-cell>
          <table:table-cell office:value-type="string" office:string-value="Valor Mensurado">
            <text:p>Valor Mensurado</text:p>
          </table:table-cell>
          <table:table-cell/>
          <table:table-cell office:value-type="string" office:string-value="Erro">
            <text:p>Erro</text:p>
          </table:table-cell>
          <table:table-cell office:value-type="string" office:string-value="Unidade">
            <text:p>Unidade</text:p>
          </table:table-cell>
        </table:table-row>
        <table:table-row>
          <table:table-cell office:value-type="string" office:string-value="Frasco 02 (Pipeta Graduada de 10mL)">
            <text:p>Frasco 02 (Pipeta Graduada de 10mL)</text:p>
          </table:table-cell>
        </table:table-row>
        <table:table-row>
          <table:table-cell/>
        </table:table-row>
        <table:table-row>
          <table:table-cell office:value-type="string" office:string-value="Massa Inicial balão + rolha">
            <text:p>Massa Inicial balão + rolha</text:p>
          </table:table-cell>
        </table:table-row>
        <table:table-row>
          <table:table-cell office:value-type="string" office:string-value="Medida 01" table:style-name="ce1">
            <text:p>Medida 01</text:p>
          </table:table-cell>
          <table:table-cell office:value-type="string" office:string-value="24,9363">
            <text:p>24,9363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2" table:style-name="ce1">
            <text:p>Medida 02</text:p>
          </table:table-cell>
          <table:table-cell office:value-type="string" office:string-value="24,9355">
            <text:p>24,9355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3" table:style-name="ce1">
            <text:p>Medida 03</text:p>
          </table:table-cell>
          <table:table-cell office:value-type="string" office:string-value="24,9354">
            <text:p>24,9354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4" table:style-name="ce1">
            <text:p>Medida 04</text:p>
          </table:table-cell>
          <table:table-cell office:value-type="string" office:string-value="24,9356">
            <text:p>24,9356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5" table:style-name="ce1">
            <text:p>Medida 05</text:p>
          </table:table-cell>
          <table:table-cell office:value-type="string" office:string-value="24,9353">
            <text:p>24,9353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édia" table:style-name="ce1">
            <text:p>Média</text:p>
          </table:table-cell>
          <table:table-cell office:value-type="string" office:string-value="24,9356">
            <text:p>24,9356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assa balão/rolha + água da pipeta graduada">
            <text:p>Massa balão/rolha + água da pipeta graduada</text:p>
          </table:table-cell>
          <table:table-cell table:number-columns-repeated="3"/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1" table:style-name="ce1">
            <text:p>Medida 01</text:p>
          </table:table-cell>
          <table:table-cell office:value-type="string" office:string-value="49,6446">
            <text:p>49,6446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2" table:style-name="ce1">
            <text:p>Medida 02</text:p>
          </table:table-cell>
          <table:table-cell office:value-type="string" office:string-value="49,6446">
            <text:p>49,6446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3" table:style-name="ce1">
            <text:p>Medida 03</text:p>
          </table:table-cell>
          <table:table-cell office:value-type="string" office:string-value="49,6446">
            <text:p>49,6446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4" table:style-name="ce1">
            <text:p>Medida 04</text:p>
          </table:table-cell>
          <table:table-cell office:value-type="string" office:string-value="49,6446">
            <text:p>49,6446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5" table:style-name="ce1">
            <text:p>Medida 05</text:p>
          </table:table-cell>
          <table:table-cell office:value-type="string" office:string-value="49,6443">
            <text:p>49,6443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édia" table:style-name="ce1">
            <text:p>Média</text:p>
          </table:table-cell>
          <table:table-cell office:value-type="string" office:string-value="49,6445">
            <text:p>49,6445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assa da água da pipeta graduada coletada">
            <text:p>Massa da água da pipeta graduada coletada</text:p>
          </table:table-cell>
          <table:table-cell office:value-type="string" office:string-value="24,7089">
            <text:p>24,7089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Volume inicial da proveta*">
            <text:p>Volume inicial da proveta*</text:p>
          </table:table-cell>
          <table:table-cell office:value-type="float" office:value="25">
            <text:p>25</text:p>
          </table:table-cell>
          <table:table-cell office:value-type="string" office:string-value="+-">
            <text:p>+-</text:p>
          </table:table-cell>
          <table:table-cell office:value-type="string" office:string-value="?">
            <text:p>?</text:p>
          </table:table-cell>
          <table:table-cell office:value-type="string" office:string-value="mL">
            <text:p>mL</text:p>
          </table:table-cell>
        </table:table-row>
        <table:table-row>
          <table:table-cell office:value-type="string" office:string-value="Volume Final da proveta**">
            <text:p>Volume Final da proveta**</text:p>
          </table:table-cell>
          <table:table-cell office:value-type="string" office:string-value="24,7780">
            <text:p>24,7780</text:p>
          </table:table-cell>
          <table:table-cell office:value-type="string" office:string-value="+-">
            <text:p>+-</text:p>
          </table:table-cell>
          <table:table-cell office:value-type="string" office:string-value="?">
            <text:p>?</text:p>
          </table:table-cell>
          <table:table-cell office:value-type="string" office:string-value="mL">
            <text:p>mL</text:p>
          </table:table-cell>
        </table:table-row>
        <table:table-row>
          <table:table-cell office:value-type="string" office:string-value="Variação do volume">
            <text:p>Variação do volume</text:p>
          </table:table-cell>
          <table:table-cell office:value-type="string" office:string-value="0,2220">
            <text:p>0,2220</text:p>
          </table:table-cell>
          <table:table-cell office:value-type="string" office:string-value="+-">
            <text:p>+-</text:p>
          </table:table-cell>
          <table:table-cell office:value-type="string" office:string-value="?">
            <text:p>?</text:p>
          </table:table-cell>
          <table:table-cell office:value-type="string" office:string-value="mL">
            <text:p>mL</text:p>
          </table:table-cell>
        </table:table-row>
        <table:table-row>
          <table:table-cell office:value-type="string" office:string-value="temperatura ambiente">
            <text:p>temperatura ambiente</text:p>
          </table:table-cell>
          <table:table-cell office:value-type="float" office:value="24">
            <text:p>24</text:p>
          </table:table-cell>
          <table:table-cell office:value-type="string" office:string-value="+-">
            <text:p>+-</text:p>
          </table:table-cell>
          <table:table-cell office:value-type="string" office:string-value="0,05">
            <text:p>0,05</text:p>
          </table:table-cell>
          <table:table-cell office:value-type="string" office:string-value="ºC">
            <text:p>ºC</text:p>
          </table:table-cell>
        </table:table-row>
        <table:table-row>
          <table:table-cell office:value-type="string" office:string-value="Densidade tabelada">
            <text:p>Densidade tabelada</text:p>
          </table:table-cell>
          <table:table-cell office:value-type="string" office:string-value="0,99721">
            <text:p>0,99721</text:p>
          </table:table-cell>
          <table:table-cell office:value-type="string" office:string-value="+-">
            <text:p>+-</text:p>
          </table:table-cell>
          <table:table-cell/>
          <table:table-cell office:value-type="string" office:string-value="g/mL">
            <text:p>g/mL</text:p>
          </table:table-cell>
        </table:table-row>
        <table:table-row>
          <table:table-cell office:value-type="string" office:string-value="Erro percentual">
            <text:p>Erro percentual</text:p>
          </table:table-cell>
          <table:table-cell office:value-type="string" office:string-value="0,89595">
            <text:p>0,89595</text:p>
          </table:table-cell>
          <table:table-cell office:value-type="string" office:string-value="+-">
            <text:p>+-</text:p>
          </table:table-cell>
          <table:table-cell/>
          <table:table-cell office:value-type="string" office:string-value="%">
            <text:p>%</text:p>
          </table:table-cell>
        </table:table-row>
        <table:table-row>
          <table:table-cell office:value-type="string" office:string-value="* Vou assumir que é volume lido ao invés do volume inicial (que não faz sentido)">
            <text:p>* Vou assumir que é volume lido ao invés do volume inicial (que não faz sentido)</text:p>
          </table:table-cell>
        </table:table-row>
        <table:table-row>
          <table:table-cell office:value-type="string" office:string-value="** Vou assumir que é o volume freal ao invés do volume final (que não faz sentido)">
            <text:p>** Vou assumir que é o volume freal ao invés do volume final (que não faz sentido)</text:p>
          </table:table-cell>
        </table:table-row>
        <table:table-row>
          <table:table-cell/>
        </table:table-row>
        <table:table-row>
          <table:table-cell office:value-type="string" office:string-value="densidade = massa / volume">
            <text:p>densidade = massa / volume</text:p>
          </table:table-cell>
        </table:table-row>
        <table:table-row>
          <table:table-cell office:value-type="string" office:string-value="volume = massa /densidade">
            <text:p>volume = massa /densidade</text:p>
          </table:table-cell>
        </table:table-row>
      </table:table>
      <table:table table:name="Frasco03" table:style-name="ta1">
        <table:table-column table:style-name="co6"/>
        <table:table-column table:style-name="co7"/>
        <table:table-column table:number-columns-repeated="3"/>
        <table:table-row>
          <table:table-cell office:value-type="string" office:string-value="Parte 1">
            <text:p>Parte 1</text:p>
          </table:table-cell>
          <table:table-cell office:value-type="string" office:string-value="Valor Mensurado">
            <text:p>Valor Mensurado</text:p>
          </table:table-cell>
          <table:table-cell/>
          <table:table-cell office:value-type="string" office:string-value="Erro">
            <text:p>Erro</text:p>
          </table:table-cell>
          <table:table-cell office:value-type="string" office:string-value="Unidade">
            <text:p>Unidade</text:p>
          </table:table-cell>
        </table:table-row>
        <table:table-row>
          <table:table-cell office:value-type="string" office:string-value="Frasco 03 (Pipeta não Graduada)">
            <text:p>Frasco 03 (Pipeta não Graduada)</text:p>
          </table:table-cell>
        </table:table-row>
        <table:table-row>
          <table:table-cell/>
        </table:table-row>
        <table:table-row>
          <table:table-cell office:value-type="string" office:string-value="Massa Inicial balão + rolha">
            <text:p>Massa Inicial balão + rolha</text:p>
          </table:table-cell>
        </table:table-row>
        <table:table-row>
          <table:table-cell office:value-type="string" office:string-value="Medida 01" table:style-name="ce1">
            <text:p>Medida 01</text:p>
          </table:table-cell>
          <table:table-cell office:value-type="float" office:value="20.6184">
            <text:p>20.6184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2" table:style-name="ce1">
            <text:p>Medida 02</text:p>
          </table:table-cell>
          <table:table-cell office:value-type="float" office:value="20.6186">
            <text:p>20.6186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3" table:style-name="ce1">
            <text:p>Medida 03</text:p>
          </table:table-cell>
          <table:table-cell office:value-type="float" office:value="20.6183">
            <text:p>20.6183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4" table:style-name="ce1">
            <text:p>Medida 04</text:p>
          </table:table-cell>
          <table:table-cell office:value-type="float" office:value="20.6182">
            <text:p>20.6182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5" table:style-name="ce1">
            <text:p>Medida 05</text:p>
          </table:table-cell>
          <table:table-cell office:value-type="float" office:value="20.6179">
            <text:p>20.6179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édia" table:style-name="ce1">
            <text:p>Média</text:p>
          </table:table-cell>
          <table:table-cell office:value-type="string" office:string-value="20,6183">
            <text:p>20,6183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assa balão/rolha + água da bureta">
            <text:p>Massa balão/rolha + água da bureta</text:p>
          </table:table-cell>
          <table:table-cell table:number-columns-repeated="3"/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1" table:style-name="ce1">
            <text:p>Medida 01</text:p>
          </table:table-cell>
          <table:table-cell office:value-type="float" office:value="45.5429">
            <text:p>45.5429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2" table:style-name="ce1">
            <text:p>Medida 02</text:p>
          </table:table-cell>
          <table:table-cell office:value-type="float" office:value="45.543">
            <text:p>45.543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3" table:style-name="ce1">
            <text:p>Medida 03</text:p>
          </table:table-cell>
          <table:table-cell office:value-type="float" office:value="45.5431">
            <text:p>45.5431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4" table:style-name="ce1">
            <text:p>Medida 04</text:p>
          </table:table-cell>
          <table:table-cell office:value-type="float" office:value="45.5428">
            <text:p>45.5428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5" table:style-name="ce1">
            <text:p>Medida 05</text:p>
          </table:table-cell>
          <table:table-cell office:value-type="float" office:value="45.5425">
            <text:p>45.5425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édia" table:style-name="ce1">
            <text:p>Média</text:p>
          </table:table-cell>
          <table:table-cell office:value-type="string" office:string-value="45,5429">
            <text:p>45,5429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assa da água da proveta coletada">
            <text:p>Massa da água da proveta coletada</text:p>
          </table:table-cell>
          <table:table-cell office:value-type="float" office:value="24.9246" table:formula="=45.5429-20.6183">
            <text:p>24.9246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Volume inicial da proveta*">
            <text:p>Volume inicial da proveta*</text:p>
          </table:table-cell>
          <table:table-cell office:value-type="float" office:value="25">
            <text:p>25</text:p>
          </table:table-cell>
          <table:table-cell office:value-type="string" office:string-value="+-">
            <text:p>+-</text:p>
          </table:table-cell>
          <table:table-cell office:value-type="string" office:string-value="?">
            <text:p>?</text:p>
          </table:table-cell>
          <table:table-cell office:value-type="string" office:string-value="mL">
            <text:p>mL</text:p>
          </table:table-cell>
        </table:table-row>
        <table:table-row>
          <table:table-cell office:value-type="string" office:string-value="Volume Final da proveta**">
            <text:p>Volume Final da proveta**</text:p>
          </table:table-cell>
          <table:table-cell office:value-type="string" office:string-value="22,9943">
            <text:p>22,9943</text:p>
          </table:table-cell>
          <table:table-cell office:value-type="string" office:string-value="+-">
            <text:p>+-</text:p>
          </table:table-cell>
          <table:table-cell office:value-type="string" office:string-value="?">
            <text:p>?</text:p>
          </table:table-cell>
          <table:table-cell office:value-type="string" office:string-value="mL">
            <text:p>mL</text:p>
          </table:table-cell>
        </table:table-row>
        <table:table-row>
          <table:table-cell office:value-type="string" office:string-value="Variação do volume">
            <text:p>Variação do volume</text:p>
          </table:table-cell>
          <table:table-cell office:value-type="string" office:string-value="0,0057">
            <text:p>0,0057</text:p>
          </table:table-cell>
          <table:table-cell office:value-type="string" office:string-value="+-">
            <text:p>+-</text:p>
          </table:table-cell>
          <table:table-cell office:value-type="string" office:string-value="?">
            <text:p>?</text:p>
          </table:table-cell>
          <table:table-cell office:value-type="string" office:string-value="mL">
            <text:p>mL</text:p>
          </table:table-cell>
        </table:table-row>
        <table:table-row>
          <table:table-cell office:value-type="string" office:string-value="temperatura ambiente">
            <text:p>temperatura ambiente</text:p>
          </table:table-cell>
          <table:table-cell office:value-type="float" office:value="24">
            <text:p>24</text:p>
          </table:table-cell>
          <table:table-cell office:value-type="string" office:string-value="+-">
            <text:p>+-</text:p>
          </table:table-cell>
          <table:table-cell office:value-type="string" office:string-value="0,05">
            <text:p>0,05</text:p>
          </table:table-cell>
          <table:table-cell office:value-type="string" office:string-value="ºC">
            <text:p>ºC</text:p>
          </table:table-cell>
        </table:table-row>
        <table:table-row>
          <table:table-cell office:value-type="string" office:string-value="Densidade tabelada">
            <text:p>Densidade tabelada</text:p>
          </table:table-cell>
          <table:table-cell office:value-type="string" office:string-value="0,99721">
            <text:p>0,99721</text:p>
          </table:table-cell>
          <table:table-cell office:value-type="string" office:string-value="+-">
            <text:p>+-</text:p>
          </table:table-cell>
          <table:table-cell/>
          <table:table-cell office:value-type="string" office:string-value="g/mL">
            <text:p>g/mL</text:p>
          </table:table-cell>
        </table:table-row>
        <table:table-row>
          <table:table-cell office:value-type="string" office:string-value="Erro percentual">
            <text:p>Erro percentual</text:p>
          </table:table-cell>
          <table:table-cell office:value-type="string" office:string-value="0,0228">
            <text:p>0,0228</text:p>
          </table:table-cell>
          <table:table-cell office:value-type="string" office:string-value="+-">
            <text:p>+-</text:p>
          </table:table-cell>
          <table:table-cell/>
          <table:table-cell office:value-type="string" office:string-value="%">
            <text:p>%</text:p>
          </table:table-cell>
        </table:table-row>
        <table:table-row>
          <table:table-cell office:value-type="string" office:string-value="* Vou assumir que é volume lido ao invés do volume inicial (que não faz sentido)">
            <text:p>* Vou assumir que é volume lido ao invés do volume inicial (que não faz sentido)</text:p>
          </table:table-cell>
        </table:table-row>
        <table:table-row>
          <table:table-cell office:value-type="string" office:string-value="** Vou assumir que é o volume real ao invés do volume final (que não faz sentido)">
            <text:p>** Vou assumir que é o volume real ao invés do volume final (que não faz sentido)</text:p>
          </table:table-cell>
        </table:table-row>
        <table:table-row/>
        <table:table-row>
          <table:table-cell office:value-type="string" office:string-value="densidade = massa / volume">
            <text:p>densidade = massa / volume</text:p>
          </table:table-cell>
        </table:table-row>
        <table:table-row>
          <table:table-cell office:value-type="string" office:string-value="volume = massa /densidade">
            <text:p>volume = massa /densidade</text:p>
          </table:table-cell>
        </table:table-row>
      </table:table>
      <table:table table:name="Frasco04" table:style-name="ta1">
        <table:table-column table:style-name="co8"/>
        <table:table-column table:number-columns-repeated="4"/>
        <table:table-row>
          <table:table-cell office:value-type="string" office:string-value="Parte 1">
            <text:p>Parte 1</text:p>
          </table:table-cell>
          <table:table-cell office:value-type="string" office:string-value="Valor Mensurado">
            <text:p>Valor Mensurado</text:p>
          </table:table-cell>
          <table:table-cell/>
          <table:table-cell office:value-type="string" office:string-value="Erro">
            <text:p>Erro</text:p>
          </table:table-cell>
          <table:table-cell office:value-type="string" office:string-value="Unidade">
            <text:p>Unidade</text:p>
          </table:table-cell>
        </table:table-row>
        <table:table-row>
          <table:table-cell office:value-type="string" office:string-value="Frasco 04 (Bureta de 50ml)">
            <text:p>Frasco 04 (Bureta de 50ml)</text:p>
          </table:table-cell>
        </table:table-row>
        <table:table-row>
          <table:table-cell/>
        </table:table-row>
        <table:table-row>
          <table:table-cell office:value-type="string" office:string-value="Massa Inicial balão + rolha">
            <text:p>Massa Inicial balão + rolha</text:p>
          </table:table-cell>
        </table:table-row>
        <table:table-row>
          <table:table-cell office:value-type="string" office:string-value="Medida 01" table:style-name="ce1">
            <text:p>Medida 01</text:p>
          </table:table-cell>
          <table:table-cell office:value-type="string" office:string-value="19,8192">
            <text:p>19,8192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2" table:style-name="ce1">
            <text:p>Medida 02</text:p>
          </table:table-cell>
          <table:table-cell office:value-type="string" office:string-value="19,8185">
            <text:p>19,8185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3" table:style-name="ce1">
            <text:p>Medida 03</text:p>
          </table:table-cell>
          <table:table-cell office:value-type="string" office:string-value="19,8188">
            <text:p>19,8188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4" table:style-name="ce1">
            <text:p>Medida 04</text:p>
          </table:table-cell>
          <table:table-cell office:value-type="string" office:string-value="19,8189">
            <text:p>19,8189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5" table:style-name="ce1">
            <text:p>Medida 05</text:p>
          </table:table-cell>
          <table:table-cell office:value-type="string" office:string-value="19,8189">
            <text:p>19,8189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édia" table:style-name="ce1">
            <text:p>Média</text:p>
          </table:table-cell>
          <table:table-cell office:value-type="string" office:string-value="19,8187">
            <text:p>19,8187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assa balão/rolha + água da pipeta graduada">
            <text:p>Massa balão/rolha + água da pipeta graduada</text:p>
          </table:table-cell>
          <table:table-cell table:number-columns-repeated="3"/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1" table:style-name="ce1">
            <text:p>Medida 01</text:p>
          </table:table-cell>
          <table:table-cell office:value-type="string" office:string-value="44,7159">
            <text:p>44,7159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2" table:style-name="ce1">
            <text:p>Medida 02</text:p>
          </table:table-cell>
          <table:table-cell office:value-type="string" office:string-value="44,7152">
            <text:p>44,7152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3" table:style-name="ce1">
            <text:p>Medida 03</text:p>
          </table:table-cell>
          <table:table-cell office:value-type="string" office:string-value="44,7158">
            <text:p>44,7158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4" table:style-name="ce1">
            <text:p>Medida 04</text:p>
          </table:table-cell>
          <table:table-cell office:value-type="string" office:string-value="44,7154">
            <text:p>44,7154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edida 05" table:style-name="ce1">
            <text:p>Medida 05</text:p>
          </table:table-cell>
          <table:table-cell office:value-type="string" office:string-value="44,7153">
            <text:p>44,7153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édia" table:style-name="ce1">
            <text:p>Média</text:p>
          </table:table-cell>
          <table:table-cell office:value-type="string" office:string-value="44,7155">
            <text:p>44,7155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Massa da água da pipeta graduada coletada">
            <text:p>Massa da água da pipeta graduada coletada</text:p>
          </table:table-cell>
          <table:table-cell office:value-type="string" office:string-value="24,8968">
            <text:p>24,8968</text:p>
          </table:table-cell>
          <table:table-cell office:value-type="string" office:string-value="+-">
            <text:p>+-</text:p>
          </table:table-cell>
          <table:table-cell office:value-type="string" office:string-value="0,0001">
            <text:p>0,0001</text:p>
          </table:table-cell>
          <table:table-cell office:value-type="string" office:string-value="g">
            <text:p>g</text:p>
          </table:table-cell>
        </table:table-row>
        <table:table-row>
          <table:table-cell office:value-type="string" office:string-value="Volume inicial da proveta*">
            <text:p>Volume inicial da proveta*</text:p>
          </table:table-cell>
          <table:table-cell office:value-type="float" office:value="25">
            <text:p>25</text:p>
          </table:table-cell>
          <table:table-cell office:value-type="string" office:string-value="+-">
            <text:p>+-</text:p>
          </table:table-cell>
          <table:table-cell office:value-type="string" office:string-value="?">
            <text:p>?</text:p>
          </table:table-cell>
          <table:table-cell office:value-type="string" office:string-value="mL">
            <text:p>mL</text:p>
          </table:table-cell>
        </table:table-row>
        <table:table-row>
          <table:table-cell office:value-type="string" office:string-value="Volume Final da proveta**">
            <text:p>Volume Final da proveta**</text:p>
          </table:table-cell>
          <table:table-cell office:value-type="string" office:string-value="24,9665">
            <text:p>24,9665</text:p>
          </table:table-cell>
          <table:table-cell office:value-type="string" office:string-value="+-">
            <text:p>+-</text:p>
          </table:table-cell>
          <table:table-cell office:value-type="string" office:string-value="?">
            <text:p>?</text:p>
          </table:table-cell>
          <table:table-cell office:value-type="string" office:string-value="mL">
            <text:p>mL</text:p>
          </table:table-cell>
        </table:table-row>
        <table:table-row>
          <table:table-cell office:value-type="string" office:string-value="Variação do volume">
            <text:p>Variação do volume</text:p>
          </table:table-cell>
          <table:table-cell office:value-type="string" office:string-value="0,0335">
            <text:p>0,0335</text:p>
          </table:table-cell>
          <table:table-cell office:value-type="string" office:string-value="+-">
            <text:p>+-</text:p>
          </table:table-cell>
          <table:table-cell office:value-type="string" office:string-value="?">
            <text:p>?</text:p>
          </table:table-cell>
          <table:table-cell office:value-type="string" office:string-value="mL">
            <text:p>mL</text:p>
          </table:table-cell>
        </table:table-row>
        <table:table-row>
          <table:table-cell office:value-type="string" office:string-value="temperatura ambiente">
            <text:p>temperatura ambiente</text:p>
          </table:table-cell>
          <table:table-cell office:value-type="float" office:value="24">
            <text:p>24</text:p>
          </table:table-cell>
          <table:table-cell office:value-type="string" office:string-value="+-">
            <text:p>+-</text:p>
          </table:table-cell>
          <table:table-cell office:value-type="string" office:string-value="0,05">
            <text:p>0,05</text:p>
          </table:table-cell>
          <table:table-cell office:value-type="string" office:string-value="ºC">
            <text:p>ºC</text:p>
          </table:table-cell>
        </table:table-row>
        <table:table-row>
          <table:table-cell office:value-type="string" office:string-value="Densidade tabelada">
            <text:p>Densidade tabelada</text:p>
          </table:table-cell>
          <table:table-cell office:value-type="string" office:string-value="0,99721">
            <text:p>0,99721</text:p>
          </table:table-cell>
          <table:table-cell office:value-type="string" office:string-value="+-">
            <text:p>+-</text:p>
          </table:table-cell>
          <table:table-cell/>
          <table:table-cell office:value-type="string" office:string-value="g/mL">
            <text:p>g/mL</text:p>
          </table:table-cell>
        </table:table-row>
        <table:table-row>
          <table:table-cell office:value-type="string" office:string-value="Erro percentual">
            <text:p>Erro percentual</text:p>
          </table:table-cell>
          <table:table-cell office:value-type="string" office:string-value="0,13417">
            <text:p>0,13417</text:p>
          </table:table-cell>
          <table:table-cell office:value-type="string" office:string-value="+-">
            <text:p>+-</text:p>
          </table:table-cell>
          <table:table-cell/>
          <table:table-cell office:value-type="string" office:string-value="%">
            <text:p>%</text:p>
          </table:table-cell>
        </table:table-row>
        <table:table-row>
          <table:table-cell office:value-type="string" office:string-value="* Vou assumir que é volume lido ao invés do volume inicial (que não faz sentido)">
            <text:p>* Vou assumir que é volume lido ao invés do volume inicial (que não faz sentido)</text:p>
          </table:table-cell>
        </table:table-row>
        <table:table-row>
          <table:table-cell office:value-type="string" office:string-value="** Vou assumir que é o volume freal ao invés do volume final (que não faz sentido)">
            <text:p>** Vou assumir que é o volume freal ao invés do volume final (que não faz sentido)</text:p>
          </table:table-cell>
        </table:table-row>
        <table:table-row>
          <table:table-cell/>
        </table:table-row>
        <table:table-row>
          <table:table-cell office:value-type="string" office:string-value="densidade = massa / volume">
            <text:p>densidade = massa / volume</text:p>
          </table:table-cell>
        </table:table-row>
        <table:table-row>
          <table:table-cell office:value-type="string" office:string-value="volume = massa /densidade">
            <text:p>volume = massa /densidade</text:p>
          </table:table-cell>
        </table:table-row>
      </table:table>
      <table:table table:name="Experiencia02" table:style-name="ta2">
        <table:table-column table:style-name="co9"/>
        <table:table-column table:number-columns-repeated="3"/>
        <table:table-row>
          <table:table-cell office:value-type="string" office:string-value="Precisao do cilindro graduado (proveta)">
            <text:p>Precisao do cilindro graduado (proveta)</text:p>
          </table:table-cell>
        </table:table-row>
        <table:table-row>
          <table:table-cell office:value-type="string" office:string-value="Vidraria">
            <text:p>Vidraria</text:p>
          </table:table-cell>
          <table:table-cell office:value-type="string" office:string-value="Medida 01">
            <text:p>Medida 01</text:p>
          </table:table-cell>
          <table:table-cell office:value-type="string" office:string-value="Medida 02">
            <text:p>Medida 02</text:p>
          </table:table-cell>
          <table:table-cell office:value-type="string" office:string-value="Medida 03">
            <text:p>Medida 03</text:p>
          </table:table-cell>
        </table:table-row>
        <table:table-row>
          <table:table-cell office:value-type="string" office:string-value="volume proveta">
            <text:p>volume proveta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</table:table-row>
        <table:table-row>
          <table:table-cell office:value-type="string" office:string-value="volume bureta">
            <text:p>volume bureta</text:p>
          </table:table-cell>
          <table:table-cell office:value-type="string" office:string-value="24,5">
            <text:p>24,5</text:p>
          </table:table-cell>
          <table:table-cell office:value-type="string" office:string-value="24,4">
            <text:p>24,4</text:p>
          </table:table-cell>
          <table:table-cell office:value-type="string" office:string-value="24,4">
            <text:p>24,4</text:p>
          </table:table-cell>
        </table:table-row>
        <table:table-row>
          <table:table-cell office:value-type="string" office:string-value="variação do volume">
            <text:p>variação do volume</text:p>
          </table:table-cell>
          <table:table-cell office:value-type="string" office:string-value="0,5">
            <text:p>0,5</text:p>
          </table:table-cell>
          <table:table-cell office:value-type="string" office:string-value="0,6">
            <text:p>0,6</text:p>
          </table:table-cell>
          <table:table-cell office:value-type="string" office:string-value="0,6">
            <text:p>0,6</text:p>
          </table:table-cell>
        </table:table-row>
        <table:table-row table:number-rows-repeated="2">
          <table:table-cell/>
        </table:table-row>
        <table:table-row>
          <table:table-cell office:value-type="string" office:string-value="Precisao do bequer*">
            <text:p>Precisao do bequer*</text:p>
          </table:table-cell>
        </table:table-row>
        <table:table-row>
          <table:table-cell office:value-type="string" office:string-value="Vidraria">
            <text:p>Vidraria</text:p>
          </table:table-cell>
          <table:table-cell office:value-type="string" office:string-value="Medida 01">
            <text:p>Medida 01</text:p>
          </table:table-cell>
          <table:table-cell office:value-type="string" office:string-value="Medida 02">
            <text:p>Medida 02</text:p>
          </table:table-cell>
          <table:table-cell office:value-type="string" office:string-value="Medida 03">
            <text:p>Medida 03</text:p>
          </table:table-cell>
        </table:table-row>
        <table:table-row>
          <table:table-cell office:value-type="string" office:string-value="volume proveta">
            <text:p>volume proveta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</table:table-row>
        <table:table-row>
          <table:table-cell office:value-type="string" office:string-value="volume bureta">
            <text:p>volume bureta</text:p>
          </table:table-cell>
          <table:table-cell office:value-type="string" office:string-value="20,6">
            <text:p>20,6</text:p>
          </table:table-cell>
          <table:table-cell office:value-type="string" office:string-value="20,7">
            <text:p>20,7</text:p>
          </table:table-cell>
          <table:table-cell office:value-type="string" office:string-value="20,6">
            <text:p>20,6</text:p>
          </table:table-cell>
        </table:table-row>
        <table:table-row>
          <table:table-cell office:value-type="string" office:string-value="variação do volume">
            <text:p>variação do volume</text:p>
          </table:table-cell>
          <table:table-cell office:value-type="string" office:string-value="4,4">
            <text:p>4,4</text:p>
          </table:table-cell>
          <table:table-cell office:value-type="string" office:string-value="4,3">
            <text:p>4,3</text:p>
          </table:table-cell>
          <table:table-cell office:value-type="string" office:string-value="4,4">
            <text:p>4,4</text:p>
          </table:table-cell>
        </table:table-row>
        <table:table-row>
          <table:table-cell/>
        </table:table-row>
        <table:table-row>
          <table:table-cell office:value-type="string" office:string-value="* o bequer é graduado de 10ml em 10ml, portanto sua precisao é +- 5ml">
            <text:p>* o bequer é graduado de 10ml em 10ml, portanto sua precisao é +- 5m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  <style:default-style style:family="table-cell"/>
  </office:styles>
  <office:automatic-styles>
    <style:page-layout style:name="pm1">
      <style:page-layout-properties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 <text:sheet-name>???</text:sheet-name>
 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 <text:sheet-name>???</text:sheet-name>
   <text:page-number>1</text:page-number>
  </text:p>
        </style:region-left>
        <style:region-center>
          <text:p/>
        </style:region-center>
        <style:region-right>
          <text:p/>
        </style:region-right>
      </style:footer>
    </style:master-page>
    <style:master-page style:name="Standard2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.3</meta:generator>
    <dc:title/>
    <meta:initial-creator>Unknown</meta:initial-creator>
    <meta:editing-cycles>0</meta:editing-cycles>
    <dc:date>2011-04-10T21:07:42</dc:date>
    <meta:creation-date>2011-04-10T14:11:36</meta:creation-date>
    <dc:creator>Jefferson Campos</dc:creator>
  </office:meta>
</office:document-meta>
</file>